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000000002830000006D324B1833.png"/>
  <manifest:file-entry manifest:media-type="image/png" manifest:full-path="Pictures/1000000000000163000000EE6235A37F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E40000010F4178C4AC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subtitle">
      <style:graphic-properties draw:fill-color="#ffffff" fo:min-height="13.859cm"/>
    </style:style>
    <style:style style:name="pr15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3399" fo:font-size="24pt" style:font-size-asian="24pt" style:font-size-complex="24pt"/>
    </style:style>
    <style:style style:name="T28" style:family="text">
      <style:text-properties style:use-window-font-color="true" fo:font-size="24pt" style:font-size-asian="24pt" style:font-size-complex="24pt"/>
    </style:style>
    <style:style style:name="T29" style:family="text">
      <style:text-properties fo:color="#ff4a64"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 - Aufgab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.5cm" svg:y="7cm">
          <text:p text:style-name="P1"><text:span text:style-name="T20">AppModule</text:span></text:p>
        </draw:rect>
        <draw:rect draw:style-name="gr9" draw:text-style-name="P7" xml:id="id5" draw:id="id5" draw:layer="layout" svg:width="7.5cm" svg:height="3cm" svg:x="14.9cm" svg:y="7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cm" svg:x="14.9cm" svg:y="13.9cm">
          <text:p text:style-name="P1"><text:span text:style-name="T20">shared/CompanyModule</text:span></text:p>
        </draw:rect>
        <draw:connector draw:style-name="gr8" draw:text-style-name="P1" draw:layer="layout" svg:x1="10cm" svg:y1="8.5cm" svg:x2="14.9cm" svg:y2="8.5cm" draw:start-shape="id4" draw:start-glue-point="1" draw:end-shape="id5" svg:d="M10000 8500h4900">
          <text:p/>
        </draw:connector>
        <draw:connector draw:style-name="gr8" draw:text-style-name="P1" draw:layer="layout" svg:x1="18.65cm" svg:y1="10cm" svg:x2="18.65cm" svg:y2="13.9cm" draw:start-shape="id5" draw:start-glue-point="2" draw:end-shape="id6" svg:d="M18650 10000v3900">
          <text:p/>
        </draw:connector>
        <draw:rect draw:style-name="gr9" draw:text-style-name="P7" xml:id="id7" draw:id="id7" draw:layer="layout" svg:width="7.5cm" svg:height="3cm" svg:x="2.5cm" svg:y="13.9cm">
          <text:p text:style-name="P1"><text:span text:style-name="T20">SharedModule</text:span></text:p>
        </draw:rect>
        <draw:connector draw:style-name="gr8" draw:text-style-name="P1" draw:layer="layout" svg:x1="14.9cm" svg:y1="15.4cm" svg:x2="10cm" svg:y2="15.4cm" draw:start-shape="id6" draw:start-glue-point="3" draw:end-shape="id7" draw:end-glue-point="1" svg:d="M14900 15400h-490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ng-template Beispi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g-template für z.B. sich wiederholende Fehlermeldungen nutzen (DRY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Wie ein Array, welches über die Zeit gebaut wird. Eine Sequenz von Werten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für Promise zu Observable, besser als </text:span><text:span text:style-name="T11">from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Aufgab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7"><text:a xlink:href="https://github.com/PierreChavaroche/workshop-rxjs-exercise.git">https://github.com/PierreChavaroche/workshop-rxjs-exercise.git</text:a></text:span></text:p>
              </text:list-item>
              <text:list-item>
                <text:p><text:span text:style-name="T28">Aufgaben 01 - 06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4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9"><text:a xlink:href="https://stackblitz.com/angular/ovnlgkrnedp?file=src/app/hero.service.ts">- Stackblitz</text:a></text:span></text:p>
            <text:p><text:span text:style-name="T29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5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0">Input-Reference hat sich geändert</text:span></text:p>
              </text:list-item>
              <text:list-item>
                <text:p><text:span text:style-name="T30">Die Component oder ein Child triggern ein Event</text:span></text:p>
              </text:list-item>
              <text:list-item>
                <text:p><text:span text:style-name="T30">Manuelle Change-Detection</text:span></text:p>
              </text:list-item>
              <text:list-item>
                <text:p><text:span text:style-name="T30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31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4DT11H8M49S</meta:editing-duration>
    <meta:editing-cycles>306</meta:editing-cycles>
    <meta:generator>OpenOffice/4.1.3$Win32 OpenOffice.org_project/413m1$Build-9783</meta:generator>
    <dc:date>2020-08-05T09:03:29.80</dc:date>
    <meta:printed-by>Pierre Chavaroche</meta:printed-by>
    <meta:print-date>2020-08-03T19:59:39.79</meta:print-date>
    <meta:document-statistic meta:object-count="388"/>
  </office:meta>
</office:document-meta>
</file>